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0.7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opacity="0%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175cm" svg:y="4.81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27cm" svg:height="1.27cm" svg:x="6.08cm" svg:y="4.81cm">
          <text:p text:style-name="P1"><text:span text:style-name="T1">P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1.27cm" svg:x="7.985cm" svg:y="4.81cm">
          <text:p text:style-name="P3">P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1.27cm" svg:x="9.89cm" svg:y="4.81cm">
          <text:p text:style-name="P3">PE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5.445cm" svg:y1="5.445cm" svg:x2="6.08cm" svg:y2="5.445cm" draw:start-shape="id1" draw:start-glue-point="1" draw:end-shape="id2" draw:end-glue-point="3" svg:d="M5445 5445h635" svg:viewBox="0 0 636 1">
          <text:p/>
        </draw:connector>
        <draw:connector draw:style-name="gr2" draw:text-style-name="P5" draw:layer="layout" draw:type="line" svg:x1="7.35cm" svg:y1="5.445cm" svg:x2="7.985cm" svg:y2="5.445cm" svg:d="M7350 5445h635" svg:viewBox="0 0 636 1">
          <text:p/>
        </draw:connector>
        <draw:connector draw:style-name="gr2" draw:text-style-name="P5" draw:layer="layout" draw:type="line" svg:x1="9.255cm" svg:y1="5.445cm" svg:x2="9.89cm" svg:y2="5.445cm" svg:d="M9255 5445h635" svg:viewBox="0 0 636 1">
          <text:p/>
        </draw:connector>
        <draw:connector draw:style-name="gr2" draw:text-style-name="P5" draw:layer="layout" draw:type="line" svg:x1="3.54cm" svg:y1="5.445cm" svg:x2="4.175cm" svg:y2="5.445cm" svg:d="M3540 5445h635" svg:viewBox="0 0 636 1">
          <text:p/>
        </draw:connector>
        <draw:connector draw:style-name="gr2" draw:text-style-name="P5" draw:layer="layout" draw:type="line" svg:x1="11.16cm" svg:y1="5.445cm" svg:x2="11.795cm" svg:y2="5.445cm" svg:d="M11160 5445h635" svg:viewBox="0 0 63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10.222391000</meta:creation-date>
    <dc:date>2016-04-28T14:55:37.126747000</dc:date>
    <meta:editing-duration>PT28S</meta:editing-duration>
    <meta:editing-cycles>1</meta:editing-cycles>
    <meta:document-statistic meta:object-count="9"/>
    <meta:generator>LibreOffice/5.1.1.3$MacOSX_X86_64 LibreOffice_project/89f508ef3ecebd2cfb8e1def0f0ba9a803b88a6d</meta:generator>
  </office:meta>
</office:document-meta>
</file>